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w8</text:p>
          </table:table-cell>
          <table:table-cell office:value-type="string">
            <text:p>w7</text:p>
          </table:table-cell>
          <table:table-cell table:number-columns-repeated="2" office:value-type="string">
            <text:p>w8</text:p>
          </table:table-cell>
          <table:table-cell table:number-columns-repeated="4"/>
          <table:table-cell office:value-type="string">
            <text:p>w8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l8</text:p>
          </table:table-cell>
          <table:table-cell office:value-type="string">
            <text:p>l6</text:p>
          </table:table-cell>
          <table:table-cell table:number-columns-repeated="2" office:value-type="string">
            <text:p>l8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w8</text:p>
          </table:table-cell>
          <table:table-cell table:number-columns-repeated="3" office:value-type="string">
            <text:p>l7</text:p>
          </table:table-cell>
          <table:table-cell/>
          <table:table-cell office:value-type="string">
            <text:p>l6</text:p>
          </table:table-cell>
          <table:table-cell table:number-columns-repeated="2" office:value-type="string">
            <text:p>l8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l8</text:p>
          </table:table-cell>
          <table:table-cell table:number-columns-repeated="4"/>
          <table:table-cell office:value-type="string">
            <text:p>l6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w8</text:p>
          </table:table-cell>
          <table:table-cell office:value-type="string">
            <text:p>w7</text:p>
          </table:table-cell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table:number-columns-repeated="2" office:value-type="string">
            <text:p>l8</text:p>
          </table:table-cell>
          <table:table-cell table:number-columns-repeated="2" office:value-type="string">
            <text:p>l7</text:p>
          </table:table-cell>
          <table:table-cell office:value-type="string">
            <text:p>l8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string">
            <text:p>w8</text:p>
          </table:table-cell>
          <table:table-cell office:value-type="string">
            <text:p>l7</text:p>
          </table:table-cell>
          <table:table-cell table:number-columns-repeated="7"/>
        </table:table-row>
        <table:table-row table:style-name="ro1">
          <table:table-cell office:value-type="string">
            <text:p>h</text:p>
          </table:table-cell>
          <table:table-cell office:value-type="string">
            <text:p>l8</text:p>
          </table:table-cell>
          <table:table-cell table:number-columns-repeated="8"/>
        </table:table-row>
        <table:table-row table:style-name="ro1">
          <table:table-cell office:value-type="string">
            <text:p>i</text:p>
          </table:table-cell>
          <table:table-cell office:value-type="string">
            <text:p>w8</text:p>
          </table:table-cell>
          <table:table-cell office:value-type="string">
            <text:p>w7</text:p>
          </table:table-cell>
          <table:table-cell office:value-type="string">
            <text:p>w8</text:p>
          </table:table-cell>
          <table:table-cell table:number-columns-repeated="6"/>
        </table:table-row>
        <table:table-row table:style-name="ro1">
          <table:table-cell office:value-type="string">
            <text:p>j</text:p>
          </table:table-cell>
          <table:table-cell table:number-columns-repeated="2" office:value-type="string">
            <text:p>l8</text:p>
          </table:table-cell>
          <table:table-cell office:value-type="string">
            <text:p>l6</text:p>
          </table:table-cell>
          <table:table-cell table:number-columns-repeated="6"/>
        </table:table-row>
        <table:table-row table:style-name="ro1">
          <table:table-cell office:value-type="string">
            <text:p>k</text:p>
          </table:table-cell>
          <table:table-cell office:value-type="string">
            <text:p>w8</text:p>
          </table:table-cell>
          <table:table-cell table:number-columns-repeated="3" office:value-type="string">
            <text:p>l7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l8</text:p>
          </table:table-cell>
          <table:table-cell table:number-columns-repeated="8"/>
        </table:table-row>
        <table:table-row table:style-name="ro1">
          <table:table-cell office:value-type="string">
            <text:p>m</text:p>
          </table:table-cell>
          <table:table-cell office:value-type="string">
            <text:p>w8</text:p>
          </table:table-cell>
          <table:table-cell office:value-type="string">
            <text:p>w7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l8</text:p>
          </table:table-cell>
          <table:table-cell table:number-columns-repeated="2" office:value-type="string">
            <text:p>l7</text:p>
          </table:table-cell>
          <table:table-cell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>
            <text:p>a</text:p>
          </table:table-cell>
          <table:table-cell office:value-type="string">
            <text:p>w7</text:p>
          </table:table-cell>
          <table:table-cell office:value-type="string">
            <text:p>w6</text:p>
          </table:table-cell>
          <table:table-cell office:value-type="string">
            <text:p>w8</text:p>
          </table:table-cell>
          <table:table-cell table:number-columns-repeated="2"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l7</text:p>
          </table:table-cell>
          <table:table-cell table:number-columns-repeated="3" office:value-type="string">
            <text:p>l8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w7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l7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2" office:value-type="string">
            <text:p>w6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>
            <text:p>l6</text:p>
          </table:table-cell>
          <table:table-cell table:number-columns-repeated="7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>
            <text:p>a7</text:p>
          </table:table-cell>
          <table:table-cell office:value-type="string">
            <text:p>w7</text:p>
          </table:table-cell>
          <table:table-cell office:value-type="string">
            <text:p>w6</text:p>
          </table:table-cell>
          <table:table-cell office:value-type="string">
            <text:p>w8</text:p>
          </table:table-cell>
          <table:table-cell table:number-columns-repeated="2"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b7</text:p>
          </table:table-cell>
          <table:table-cell table:number-columns-repeated="2" office:value-type="string">
            <text:p>l8</text:p>
          </table:table-cell>
          <table:table-cell office:value-type="string">
            <text:p>l6</text:p>
          </table:table-cell>
          <table:table-cell table:number-columns-repeated="2" office:value-type="string">
            <text:p>l8</text:p>
          </table:table-cell>
          <table:table-cell table:number-columns-repeated="4"/>
        </table:table-row>
        <table:table-row table:style-name="ro1">
          <table:table-cell office:value-type="string">
            <text:p>c7</text:p>
          </table:table-cell>
          <table:table-cell office:value-type="string">
            <text:p>w7</text:p>
          </table:table-cell>
          <table:table-cell office:value-type="string">
            <text:p>w6</text:p>
          </table:table-cell>
          <table:table-cell office:value-type="string">
            <text:p>l6</text:p>
          </table:table-cell>
          <table:table-cell table:number-columns-repeated="6"/>
        </table:table-row>
        <table:table-row table:style-name="ro1">
          <table:table-cell office:value-type="string">
            <text:p>d7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table:number-columns-repeated="7"/>
        </table:table-row>
        <table:table-row table:style-name="ro1">
          <table:table-cell office:value-type="string">
            <text:p>e7</text:p>
          </table:table-cell>
          <table:table-cell office:value-type="string">
            <text:p>w6</text:p>
          </table:table-cell>
          <table:table-cell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>
            <text:p>a6</text:p>
          </table:table-cell>
          <table:table-cell table:number-columns-repeated="3" office:value-type="string">
            <text:p>w6</text:p>
          </table:table-cell>
          <table:table-cell table:number-columns-repeated="3"/>
          <table:table-cell office:value-type="string">
            <text:p>w6</text:p>
          </table:table-cell>
          <table:table-cell table:number-columns-repeated="2"/>
        </table:table-row>
        <table:table-row table:style-name="ro1">
          <table:table-cell office:value-type="string">
            <text:p>b6</text:p>
          </table:table-cell>
          <table:table-cell table:number-columns-repeated="3" office:value-type="string">
            <text:p>l6</text:p>
          </table:table-cell>
          <table:table-cell office:value-type="string">
            <text:p>l5</text:p>
          </table:table-cell>
          <table:table-cell table:number-columns-repeated="2" office:value-type="string">
            <text:p>l6</text:p>
          </table:table-cell>
          <table:table-cell table:number-columns-repeated="3"/>
        </table:table-row>
        <table:table-row table:style-name="ro1">
          <table:table-cell office:value-type="string">
            <text:p>c6</text:p>
          </table:table-cell>
          <table:table-cell office:value-type="string">
            <text:p>w5</text:p>
          </table:table-cell>
          <table:table-cell table:number-columns-repeated="2" office:value-type="string">
            <text:p>l6</text:p>
          </table:table-cell>
          <table:table-cell office:value-type="string">
            <text:p>l4</text:p>
          </table:table-cell>
          <table:table-cell table:number-columns-repeated="5"/>
        </table:table-row>
        <table:table-row table:style-name="ro1">
          <table:table-cell office:value-type="string">
            <text:p>d6</text:p>
          </table:table-cell>
          <table:table-cell office:value-type="string">
            <text:p>l5</text:p>
          </table:table-cell>
          <table:table-cell/>
          <table:table-cell office:value-type="string">
            <text:p>l6</text:p>
          </table:table-cell>
          <table:table-cell table:number-columns-repeated="6"/>
        </table:table-row>
        <table:table-row table:style-name="ro1">
          <table:table-cell office:value-type="string">
            <text:p>e6</text:p>
          </table:table-cell>
          <table:table-cell office:value-type="string">
            <text:p>w5</text:p>
          </table:table-cell>
          <table:table-cell office:value-type="string">
            <text:p>w6</text:p>
          </table:table-cell>
          <table:table-cell table:number-columns-repeated="7"/>
        </table:table-row>
        <table:table-row table:style-name="ro1">
          <table:table-cell office:value-type="string">
            <text:p>f6</text:p>
          </table:table-cell>
          <table:table-cell table:number-columns-repeated="2" office:value-type="string">
            <text:p>l5</text:p>
          </table:table-cell>
          <table:table-cell table:number-columns-repeated="7"/>
        </table:table-row>
        <table:table-row table:style-name="ro1">
          <table:table-cell office:value-type="string">
            <text:p>g6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5</text:p>
          </table:table-cell>
          <table:table-cell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>
            <text:p>a4</text:p>
          </table:table-cell>
          <table:table-cell office:value-type="string">
            <text:p>w3</text:p>
          </table:table-cell>
          <table:table-cell office:value-type="string">
            <text:p>w4</text:p>
          </table:table-cell>
          <table:table-cell table:number-columns-repeated="2"/>
          <table:table-cell office:value-type="string">
            <text:p>w4</text:p>
          </table:table-cell>
          <table:table-cell table:number-columns-repeated="4"/>
        </table:table-row>
        <table:table-row table:style-name="ro1">
          <table:table-cell office:value-type="string">
            <text:p>b4</text:p>
          </table:table-cell>
          <table:table-cell office:value-type="string">
            <text:p>w3</text:p>
          </table:table-cell>
          <table:table-cell table:number-columns-repeated="3" office:value-type="string">
            <text:p>l3</text:p>
          </table:table-cell>
          <table:table-cell table:number-columns-repeated="5"/>
        </table:table-row>
        <table:table-row table:style-name="ro1">
          <table:table-cell office:value-type="string">
            <text:p>c4</text:p>
          </table:table-cell>
          <table:table-cell table:number-columns-repeated="2" office:value-type="string">
            <text:p>l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3</text:p>
          </table:table-cell>
          <table:table-cell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>
            <text:p>a2</text:p>
          </table:table-cell>
          <table:table-cell table:number-columns-repeated="2" office:value-type="string">
            <text:p>w2</text:p>
          </table:table-cell>
          <table:table-cell table:number-columns-repeated="2"/>
          <table:table-cell office:value-type="string">
            <text:p>w2</text:p>
          </table:table-cell>
          <table:table-cell table:number-columns-repeated="4"/>
        </table:table-row>
        <table:table-row table:style-name="ro1">
          <table:table-cell office:value-type="string">
            <text:p>b2</text:p>
          </table:table-cell>
          <table:table-cell table:number-columns-repeated="4" office:value-type="string">
            <text:p>l2</text:p>
          </table:table-cell>
          <table:table-cell table:number-columns-repeated="5"/>
        </table:table-row>
        <table:table-row table:style-name="ro1">
          <table:table-cell office:value-type="string">
            <text:p>c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l2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.06.2017</text:date>, <text:time>20:04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7:28:05.74</meta:creation-date>
    <dc:date>2017-06-25T20:04:25.55</dc:date>
    <meta:editing-duration>PT19M39S</meta:editing-duration>
    <meta:editing-cycles>1</meta:editing-cycles>
    <meta:document-statistic meta:table-count="3" meta:cell-count="158" meta:object-count="0"/>
    <meta:generator>OpenOffice/4.1.2$Win32 OpenOffice.org_project/412m3$Build-9782</meta:generator>
  </office:meta>
</office:document-meta>
</file>